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text-properties officeooo:paragraph-rsid="000de469"/>
    </style:style>
    <style:style style:name="P3" style:family="paragraph" style:parent-style-name="Text_20_body">
      <style:text-properties officeooo:paragraph-rsid="000de469"/>
    </style:style>
    <style:style style:name="T1" style:family="text">
      <style:text-properties officeooo:rsid="000de4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yui_3_17_2_1_1667596017560_48"/>Do social networking sites play an <text:line-break/>important role in your life? </text:h>
      <text:p text:style-name="Standard"/>
      <text:p text:style-name="Standard">Social networking doesn't play an important role in my life. Even though they are great tools to keep people in touch, <text:span text:style-name="T1">the changes they make to your perception of privacy makes me really unconfortable.</text:span></text:p>
      <text:p text:style-name="Standard"/>
      <text:p text:style-name="P2">I used to be able to hide behind my privacy settings, but now people can see what I'm doing online. The social media sites are also making it easier for people to find out information about you. For example, they can see what you're <text:span text:style-name="T1">doing</text:span> and where you're going <text:span text:style-name="T1">or staying</text:span>. This can be uncomfortable for some people, <text:span text:style-name="T1">and even dangerous in some cases</text:span>. <text:span text:style-name="T1">Th</text:span>ere's <text:span text:style-name="T1">also </text:span>the possibility of someone sharing your information with someone you don't want to share it with. <text:span text:style-name="T1">It </text:span>can be easy for people to find out information about you through these sites, <text:span text:style-name="T1">and this could lead to really unconfortable situations</text:span>.</text:p>
      <text:p text:style-name="P2"/>
      <text:p text:style-name="P2">Social media also makes it easy for people to make judgements about you based on your photos and posts. <text:span text:style-name="T1">It’s</text:span> also a great way to stay connected with friends and family, <text:span text:style-name="T1">but sometimes this so-called “friends” and even family, are only there for the sake of looking through your life and have judgement over you.</text:span></text:p>
      <text:p text:style-name="P2"/>
      <text:p text:style-name="P3">I don't think social networking has a place in my life. I prefer to stay in touch with friends and family in person, or by phone. <text:span text:style-name="T1">In other time I maybe used them a little bit, but nowadays I don’t really see the point of having them. For now I don’t really have anything of interest to share to the world, so why car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04T22:34:26.737000000</meta:creation-date>
    <dc:date>2022-11-04T22:55:44.414000000</dc:date>
    <meta:editing-duration>PT47S</meta:editing-duration>
    <meta:editing-cycles>1</meta:editing-cycles>
    <meta:document-statistic meta:table-count="0" meta:image-count="0" meta:object-count="0" meta:page-count="1" meta:paragraph-count="5" meta:word-count="269" meta:character-count="1492" meta:non-whitespace-character-count="1226"/>
    <meta:generator>LibreOffice/7.1.3.2$Windows_X86_64 LibreOffice_project/47f78053abe362b9384784d31a6e56f8511eb1c1</meta:generator>
  </office:meta>
</office:document-meta>
</file>